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201000003C1000003083C6C2171CB04C605.png" manifest:media-type="image/png"/>
  <manifest:file-entry manifest:full-path="Pictures/10000201000003DF00000308F67C71BACFFE73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58cm"/>
    </style:style>
    <style:style style:name="gr2" style:family="graphic" style:parent-style-name="standard">
      <style:graphic-properties draw:stroke="none" svg:stroke-color="#000000" draw:fill="none" draw:fill-color="#ffffff" fo:min-height="7.822cm"/>
    </style:style>
    <style:style style:name="gr3" style:family="graphic" style:parent-style-name="standard">
      <style:graphic-properties draw:stroke="none" svg:stroke-color="#000000" draw:fill="none" draw:fill-color="#ffffff" fo:min-height="6.4cm"/>
    </style:style>
    <style:style style:name="gr4" style:family="graphic" style:parent-style-name="standard">
      <style:graphic-properties draw:stroke="none" svg:stroke-color="#000000" draw:fill="none" draw:fill-color="#ffffff" fo:min-height="5.084cm"/>
    </style:style>
    <style:style style:name="gr5" style:family="graphic" style:parent-style-name="standard">
      <style:graphic-properties draw:stroke="none" svg:stroke-color="#000000" draw:fill="none" draw:fill-color="#ffffff" fo:min-height="5.973cm"/>
    </style:style>
    <style:style style:name="gr6" style:family="graphic" style:parent-style-name="standard">
      <style:graphic-properties draw:stroke="none" svg:stroke-color="#000000" draw:fill="none" draw:fill-color="#ffffff" fo:min-height="4.322cm"/>
    </style:style>
    <style:style style:name="gr7" style:family="graphic" style:parent-style-name="standard">
      <style:graphic-properties draw:stroke="none" svg:stroke-color="#000000" draw:fill="none" draw:fill-color="#ffffff" fo:min-height="4.068cm"/>
    </style:style>
    <style:style style:name="gr8" style:family="graphic" style:parent-style-name="standard">
      <style:graphic-properties draw:stroke="none" svg:stroke-color="#000000" draw:fill="none" draw:fill-color="#ffffff" fo:min-height="25.69cm"/>
    </style:style>
    <style:style style:name="gr9" style:family="graphic" style:parent-style-name="standard">
      <style:graphic-properties draw:stroke="none" svg:stroke-color="#000000" draw:fill="none" draw:fill-color="#ffffff" fo:min-height="9.6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5.465cm"/>
    </style:style>
    <style:style style:name="co1" style:family="table-column">
      <style:table-column-properties style:column-width="2.842cm" style:use-optimal-column-width="false"/>
    </style:style>
    <style:style style:name="co2" style:family="table-column">
      <style:table-column-properties style:column-width="2.846cm" style:use-optimal-column-width="false"/>
    </style:style>
    <style:style style:name="co3" style:family="table-column">
      <style:table-column-properties style:column-width="2.843cm" style:use-optimal-column-width="false"/>
    </style:style>
    <style:style style:name="co4" style:family="table-column">
      <style:table-column-properties style:column-width="2.797cm" style:use-optimal-column-width="false"/>
    </style:style>
    <style:style style:name="co5" style:family="table-column">
      <style:table-column-properties style:column-width="2.803cm" style:use-optimal-column-width="false"/>
    </style:style>
    <style:style style:name="ro1" style:family="table-row">
      <style:table-row-properties style:row-height="-0.869cm"/>
    </style:style>
    <style:style style:name="ro2" style:family="table-row">
      <style:table-row-properties style:row-height="1.025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024cm"/>
    </style:style>
    <style:style style:name="ro5" style:family="table-row">
      <style:table-row-properties style:row-height="1.576cm"/>
    </style:style>
    <style:style style:name="ro6" style:family="table-row">
      <style:table-row-properties style:row-height="1.577cm"/>
    </style:style>
    <style:style style:name="ce1" style:family="table-cell">
      <loext:graphic-properties style:repeat="repeat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86cm" svg:height="13.208cm" svg:x="1cm" svg:y="1.381cm">
          <draw:text-box>
            <text:p>Randyll Bearer: RLB97</text:p>
            <text:p>Zachary White: ZTW9</text:p>
            <text:p/>
            <text:p>Team Name: WhiteBeaver</text:p>
            <text:p>TeamNumber: 17</text:p>
          </draw:text-box>
        </draw:frame>
      </draw:page>
      <draw:page draw:name="page2" draw:style-name="dp1" draw:master-page-name="Default">
        <draw:frame draw:style-name="gr2" draw:text-style-name="P1" draw:layer="layout" svg:width="5.461cm" svg:height="8.072cm" svg:x="0.873cm" svg:y="1cm">
          <draw:text-box>
            <text:p>Question 1:</text:p>
            <text:p>AB→E</text:p>
            <text:p>B→D</text:p>
            <text:p>B-&gt;E</text:p>
            <text:p>DF→A</text:p>
            <text:p>C→F</text:p>
            <text:p>DC→A</text:p>
            <text:p/>
            <text:p><text:s/></text:p>
          </draw:text-box>
        </draw:frame>
        <draw:frame draw:style-name="gr3" draw:text-style-name="P1" draw:layer="layout" svg:width="4.191cm" svg:height="6.65cm" svg:x="5.064cm" svg:y="1cm">
          <draw:text-box>
            <text:p/>
            <text:p/>
            <text:p>B→D</text:p>
            <text:p>B→E</text:p>
            <text:p>DF→A</text:p>
            <text:p>C→F</text:p>
            <text:p/>
          </draw:text-box>
        </draw:frame>
        <draw:frame draw:style-name="gr4" draw:text-style-name="P1" draw:layer="layout" svg:width="4.699cm" svg:height="5.334cm" svg:x="7.731cm" svg:y="1cm">
          <draw:text-box>
            <text:p>PrimaryKeys:</text:p>
            <text:p><text:span text:style-name="T1">BC</text:span></text:p>
            <text:p><text:span text:style-name="T2"/></text:p>
            <text:p><text:span text:style-name="T2">Result:</text:span></text:p>
            <text:p><text:span text:style-name="T3">BC</text:span><text:span text:style-name="T2">DF</text:span></text:p>
            <text:p><text:span text:style-name="T2"/></text:p>
          </draw:text-box>
        </draw:frame>
        <draw:frame draw:style-name="standard" draw:layer="layout" svg:width="19.902cm" svg:height="5.728cm" svg:x="0.955cm" svg:y="7.4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2" table:default-cell-style-name="ce1">
              <table:table-cell>
                <text:p>R1(B,D)</text:p>
              </table:table-cell>
              <table:table-cell/>
              <table:table-cell>
                <text:p>A</text:p>
              </table:table-cell>
              <table:table-cell/>
              <table:table-cell>
                <text:p>A</text:p>
              </table:table-cell>
              <table:table-cell>
                <text:p>A</text:p>
              </table:table-cell>
              <table:table-cell/>
            </table:table-row>
            <table:table-row table:style-name="ro2" table:default-cell-style-name="ce1">
              <table:table-cell>
                <text:p>R2(B,E)</text:p>
              </table:table-cell>
              <table:table-cell/>
              <table:table-cell>
                <text:p>A</text:p>
              </table:table-cell>
              <table:table-cell/>
              <table:table-cell>
                <text:p>A</text:p>
              </table:table-cell>
              <table:table-cell>
                <text:p>A</text:p>
              </table:table-cell>
              <table:table-cell/>
            </table:table-row>
            <table:table-row table:style-name="ro3" table:default-cell-style-name="ce1">
              <table:table-cell>
                <text:p>R3(DF,A)</text:p>
              </table:table-cell>
              <table:table-cell>
                <text:p>A</text:p>
              </table:table-cell>
              <table:table-cell/>
              <table:table-cell/>
              <table:table-cell>
                <text:p>A</text:p>
              </table:table-cell>
              <table:table-cell/>
              <table:table-cell>
                <text:p>A</text:p>
              </table:table-cell>
            </table:table-row>
            <table:table-row table:style-name="ro4" table:default-cell-style-name="ce1">
              <table:table-cell>
                <text:p>R4(C,F)</text:p>
              </table:table-cell>
              <table:table-cell/>
              <table:table-cell/>
              <table:table-cell>
                <text:p>A</text:p>
              </table:table-cell>
              <table:table-cell/>
              <table:table-cell/>
              <table:table-cell>
                <text:p>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7.271cm" svg:height="6.223cm" svg:x="13.319cm" svg:y="1cm">
          <draw:text-box>
            <text:p>These are <text:span text:style-name="T4">not</text:span> in 3NF or BCNF, DF→A is not a part of the key.</text:p>
            <text:p/>
            <text:p><text:s/>These FD's are <text:span text:style-name="T4">lossy.</text:span></text:p>
          </draw:text-box>
        </draw:frame>
        <draw:frame draw:style-name="standard" draw:layer="layout" svg:width="19.584cm" svg:height="9.564cm" svg:x="1.022cm" svg:y="17.51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>
                <text:p>R1(B,D)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</table:table-row>
            <table:table-row table:style-name="ro5" table:default-cell-style-name="ce1">
              <table:table-cell>
                <text:p>R2(B,E)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</table:table-row>
            <table:table-row table:style-name="ro5" table:default-cell-style-name="ce1">
              <table:table-cell>
                <text:p>R3(DF,A)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</table:table-row>
            <table:table-row table:style-name="ro6" table:default-cell-style-name="ce1">
              <table:table-cell>
                <text:p>R4(C,f)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</table:table-row>
            <table:table-row table:style-name="ro6" table:default-cell-style-name="ce1">
              <table:table-cell>
                <text:p>R5(C,B)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" draw:layer="layout" svg:width="5.842cm" svg:height="4.572cm" svg:x="1cm" svg:y="13.065cm">
          <draw:text-box>
            <text:p>B→D</text:p>
            <text:p>B→E</text:p>
            <text:p>DF→A</text:p>
            <text:p>C→F</text:p>
            <text:p>C→B </text:p>
            <text:p/>
          </draw:text-box>
        </draw:frame>
        <draw:frame draw:style-name="gr7" draw:text-style-name="P1" draw:layer="layout" svg:width="4.572cm" svg:height="4.318cm" svg:x="4.683cm" svg:y="13.065cm">
          <draw:text-box>
            <text:p>To fix, have C→B which will fill out R5 which helps fill out R1-R4</text:p>
          </draw:text-box>
        </draw:frame>
      </draw:page>
      <draw:page draw:name="page3" draw:style-name="dp1" draw:master-page-name="Default">
        <draw:frame draw:style-name="gr8" draw:text-style-name="P1" draw:layer="layout" svg:width="19.59cm" svg:height="25.94cm" svg:x="1cm" svg:y="1cm">
          <draw:text-box>
            <text:p>Question 2:</text:p>
            <text:p>FD1: BookISBN→ Title,Price,QuantityOnHand</text:p>
            <text:p>FD2: OrderNumber→OrderDate,SupplierCode</text:p>
            <text:p>FD3: SupplierCode→SupplierName, SupplierAddress</text:p>
            <text:p>FD4: BookISBN,OrderNumber→QuantityOrdered</text:p>
            <text:p/>
            <text:p>R1(<text:span text:style-name="T1">BookISBN</text:span><text:span text:style-name="T5">, Title, Price, QuantityOnHand)</text:span></text:p>
            <text:p><text:span text:style-name="T5">R2(</text:span><text:span text:style-name="T1">OrderNumber,SupplierCode</text:span><text:span text:style-name="T5">, OrderDate, SupplierName, SupplierAddress) </text:span></text:p>
            <text:p><text:span text:style-name="T5">R3(</text:span><text:span text:style-name="T1">BookISBN,OrderNumber</text:span><text:span text:style-name="T5">, Title, Price, QuantityOnHand, QuantityOrdered)</text:span></text:p>
            <text:p><text:span text:style-name="T5"/></text:p>
            <text:p/>
            <text:p/>
            <text:p/>
            <text:p/>
          </draw:text-box>
        </draw:frame>
      </draw:page>
      <draw:page draw:name="page4" draw:style-name="dp1" draw:master-page-name="Default">
        <draw:frame draw:style-name="gr9" draw:text-style-name="P1" draw:layer="layout" svg:width="19.59cm" svg:height="9.906cm" svg:x="1cm" svg:y="1cm">
          <draw:text-box>
            <text:p>ER Diagram Question 1</text:p>
            <text:p><text:span text:style-name="T1">Constraints:</text:span></text:p>
            <text:p>-User's position can only be 1 of {faculty, staff member, student}</text:p>
            <text:p>- Assignment status can only be 1 of {assigned, in_progress, delegated, closed_successful, closed_unsuccessful}</text:p>
            <text:p><text:span text:style-name="T1">Assumptions:</text:span></text:p>
            <text:p>- Assignment.TotalTime can be derived from measuring the time between status updates, from in_progress to closed</text:p>
            <text:p>- Any Number of technicians can work on assignment over time, but at any given point there can only be 1 technician on a specific assignment.</text:p>
            <text:p>-We want to log all official messages between tech and user</text:p>
            <text:p>-Message.From tells you who the sender is. <text:s/></text:p>
          </draw:text-box>
        </draw:frame>
        <draw:frame draw:style-name="gr10" draw:text-style-name="P2" draw:layer="layout" svg:width="19.589cm" svg:height="15.818cm" svg:x="1cm" svg:y="10.906cm">
          <draw:image xlink:href="Pictures/10000201000003C1000003083C6C2171CB04C605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1" draw:text-style-name="P1" draw:layer="layout" svg:width="19.304cm" svg:height="5.715cm" svg:x="1cm" svg:y="1.254cm">
          <draw:text-box>
            <text:p>FULL ER Diagram with Complex Attributes</text:p>
            <text:p/>
          </draw:text-box>
        </draw:frame>
        <draw:frame draw:style-name="gr10" draw:text-style-name="P2" draw:layer="layout" svg:width="19.589cm" svg:height="15.339cm" svg:x="1.137cm" svg:y="6.464cm">
          <draw:image xlink:href="Pictures/10000201000003DF00000308F67C71BACFFE739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8" draw:text-style-name="P1" draw:layer="layout" svg:width="19.59cm" svg:height="25.94cm" svg:x="1cm" svg:y="1cm">
          <draw:text-box>
            <text:p>ER Diagram 2 Translation Into Relational Schema:</text:p>
            <text:p><text:span text:style-name="T6"/></text:p>
            <text:p><text:span text:style-name="T7">TECHNICIAN</text:span><text:span text:style-name="T6">(PittID</text:span><text:span text:style-name="T7">,First, Middle, Last</text:span><text:span text:style-name="T6">,</text:span><text:span text:style-name="T7"> Email, Phone#, Building, Room#, Expertise )</text:span></text:p>
            <text:p><text:span text:style-name="T7">FK(PittID)→USER(PittID)</text:span></text:p>
            <text:p><text:span text:style-name="T7"/></text:p>
            <text:p><text:span text:style-name="T7">USER</text:span><text:span text:style-name="T6">(PittID</text:span><text:span text:style-name="T7">,First,Middle,Last, Phone#, Email, Position <text:s/></text:span><text:span text:style-name="T6">)</text:span></text:p>
            <text:p><text:span text:style-name="T6"/></text:p>
            <text:p><text:span text:style-name="T7">MESSAGE</text:span><text:span text:style-name="T6">(MsgID</text:span><text:span text:style-name="T7">,Content, SentDate, From <text:s/></text:span><text:span text:style-name="T6">)</text:span></text:p>
            <text:p><text:span text:style-name="T7">FK(From)→ USER(PittID)</text:span></text:p>
            <text:p><text:span text:style-name="T6"/></text:p>
            <text:p><text:span text:style-name="T7">TICKET(</text:span><text:span text:style-name="T6">Ticket#</text:span><text:span text:style-name="T7">, DateSubmit, DateClosed, Description, Machines, CategoryID )</text:span></text:p>
            <text:p><text:span text:style-name="T7">FK(Machines)→MACHINE(Name)</text:span></text:p>
            <text:p><text:span text:style-name="T7">FK(CategoryID→CATEGORY(CategoryID)</text:span></text:p>
            <text:p><text:span text:style-name="T7"/></text:p>
            <text:p><text:span text:style-name="T7">ASSIGNMENT</text:span><text:span text:style-name="T6">(AssignedTech, AssignedDate</text:span><text:span text:style-name="T7">, Description, LastUpdated, Status</text:span><text:span text:style-name="T6">)</text:span></text:p>
            <text:p><text:span text:style-name="T7">FK(AssignedTech)→ TECHNICIAN(PittID)</text:span></text:p>
            <text:p><text:span text:style-name="T6"/></text:p>
            <text:p><text:span text:style-name="T7">MACHINE</text:span><text:span text:style-name="T6">(Name,</text:span><text:span text:style-name="T7"> MAC, IP, Building, Room# </text:span><text:span text:style-name="T6">)</text:span></text:p>
            <text:p><text:span text:style-name="T6"/></text:p>
            <text:p><text:span text:style-name="T7">CATEGORY</text:span><text:span text:style-name="T6">(CategoryID, </text:span><text:span text:style-name="T7">CategoryName, CategoryDescription</text:span><text:span text:style-name="T6">)</text:span></text:p>
            <text:p><text:span text:style-name="T6"/></text:p>
            <text:p><text:span text:style-name="T7"/></text:p>
            <text:p><text:span text:style-name="T6"/></text:p>
            <text:p><text:span text:style-name="T6"/></text:p>
            <text:p><text:span text:style-name="T7"/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1:47:16.664000000</meta:creation-date>
    <dc:date>2017-04-11T16:24:47.706000000</dc:date>
    <meta:editing-duration>PT1H57M47S</meta:editing-duration>
    <meta:editing-cycles>15</meta:editing-cycles>
    <meta:generator>LibreOffice/5.0.4.2$Windows_x86 LibreOffice_project/2b9802c1994aa0b7dc6079e128979269cf95bc78</meta:generator>
    <meta:document-statistic meta:object-count="15"/>
  </office:meta>
</office:document-meta>
</file>